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1.309cm"/>
    </style:style>
    <style:style style:name="co3" style:family="table-column">
      <style:table-column-properties fo:break-before="auto" style:column-width="2.141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2.974cm"/>
    </style:style>
    <style:style style:name="co6" style:family="table-column">
      <style:table-column-properties fo:break-before="auto" style:column-width="1.55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Titre</text:p>
          </table:table-cell>
          <table:table-cell office:value-type="string">
            <text:p>Prix</text:p>
          </table:table-cell>
          <table:table-cell office:value-type="string">
            <text:p>Socle carré</text:p>
          </table:table-cell>
          <table:table-cell office:value-type="string">
            <text:p>Socle rond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</table:table-row>
        <table:table-row table:style-name="ro1">
          <table:table-cell office:value-type="string">
            <text:p>Big House</text:p>
          </table:table-cell>
          <table:table-cell office:value-type="string">
            <text:p>37 €</text:p>
          </table:table-cell>
          <table:table-cell table:number-columns-repeated="2"/>
          <table:table-cell office:value-type="string">
            <text:p>Big House 1</text:p>
          </table:table-cell>
          <table:table-cell office:value-type="string">
            <text:p>Big House 2</text:p>
          </table:table-cell>
          <table:table-cell office:value-type="string">
            <text:p>Big House 3</text:p>
          </table:table-cell>
          <table:table-cell office:value-type="string">
            <text:p>Big House 4</text:p>
          </table:table-cell>
          <table:table-cell table:number-columns-repeated="2"/>
        </table:table-row>
        <table:table-row table:style-name="ro1">
          <table:table-cell office:value-type="string">
            <text:p>Orc Arena</text:p>
          </table:table-cell>
          <table:table-cell office:value-type="string">
            <text:p>88 €</text:p>
          </table:table-cell>
          <table:table-cell table:number-columns-repeated="2"/>
          <table:table-cell office:value-type="string">
            <text:p>Orc Arena 1</text:p>
          </table:table-cell>
          <table:table-cell office:value-type="string">
            <text:p>Orc Arena 2</text:p>
          </table:table-cell>
          <table:table-cell office:value-type="string">
            <text:p>Orc Arena 3</text:p>
          </table:table-cell>
          <table:table-cell table:number-columns-repeated="3"/>
        </table:table-row>
        <table:table-row table:style-name="ro1">
          <table:table-cell office:value-type="string">
            <text:p>Orc barricades</text:p>
          </table:table-cell>
          <table:table-cell office:value-type="string">
            <text:p>18 €</text:p>
          </table:table-cell>
          <table:table-cell table:number-columns-repeated="2"/>
          <table:table-cell office:value-type="string">
            <text:p>Orc barricades 1</text:p>
          </table:table-cell>
          <table:table-cell office:value-type="string">
            <text:p>Orc barricades 2</text:p>
          </table:table-cell>
          <table:table-cell office:value-type="string">
            <text:p>Orc barricades 3</text:p>
          </table:table-cell>
          <table:table-cell office:value-type="string">
            <text:p>Orc barricades 4</text:p>
          </table:table-cell>
          <table:table-cell table:number-columns-repeated="2"/>
        </table:table-row>
        <table:table-row table:style-name="ro1">
          <table:table-cell office:value-type="string">
            <text:p>Small Cottage</text:p>
          </table:table-cell>
          <table:table-cell office:value-type="string">
            <text:p>18 €</text:p>
          </table:table-cell>
          <table:table-cell table:number-columns-repeated="2"/>
          <table:table-cell office:value-type="string">
            <text:p>Small Cottage 1</text:p>
          </table:table-cell>
          <table:table-cell office:value-type="string">
            <text:p>Small Cottage 2</text:p>
          </table:table-cell>
          <table:table-cell office:value-type="string">
            <text:p>Small Cottage 3</text:p>
          </table:table-cell>
          <table:table-cell table:number-columns-repeated="3"/>
        </table:table-row>
        <table:table-row table:style-name="ro1">
          <table:table-cell office:value-type="string">
            <text:p>Watchtower</text:p>
          </table:table-cell>
          <table:table-cell office:value-type="string">
            <text:p>11,5 €</text:p>
          </table:table-cell>
          <table:table-cell table:number-columns-repeated="2"/>
          <table:table-cell office:value-type="string">
            <text:p>Watchtower 1</text:p>
          </table:table-cell>
          <table:table-cell office:value-type="string">
            <text:p>Watchtower 2</text:p>
          </table:table-cell>
          <table:table-cell office:value-type="string">
            <text:p>Watchtower 3</text:p>
          </table:table-cell>
          <table:table-cell office:value-type="string">
            <text:p>Watchtower 4</text:p>
          </table:table-cell>
          <table:table-cell table:number-columns-repeated="2"/>
        </table:table-row>
        <table:table-row table:style-name="ro1">
          <table:table-cell office:value-type="string">
            <text:p>Wood Cottage</text:p>
          </table:table-cell>
          <table:table-cell office:value-type="string">
            <text:p>19 €</text:p>
          </table:table-cell>
          <table:table-cell table:number-columns-repeated="2"/>
          <table:table-cell office:value-type="string">
            <text:p>Wood Cottage 1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3">13/07/2025</text:date>, <text:time>19:1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3T19:13:29.12</dc:date>
    <dc:creator>Ycham BOUNOUAR</dc:creator>
    <meta:editing-duration>PT26S</meta:editing-duration>
    <meta:editing-cycles>1</meta:editing-cycles>
    <meta:document-statistic meta:table-count="1" meta:cell-count="41" meta:object-count="0"/>
  </office:meta>
</office:document-meta>
</file>